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Vfb</text:p>
          </table:table-cell>
          <table:table-cell office:value-type="float" office:value="0.55" calcext:value-type="float">
            <text:p>0,55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Vout1V2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string" calcext:value-type="string">
            <text:p>Vout1V8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string" calcext:value-type="string">
            <text:p>Vout2V8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string" calcext:value-type="string">
            <text:p>R1_1V2</text:p>
          </table:table-cell>
          <table:table-cell table:formula="of:=(([.B3]/[.B1])-1)*[.B2]" office:value-type="float" office:value="11818.1818181818" calcext:value-type="float">
            <text:p>11818,1818181818</text:p>
          </table:table-cell>
        </table:table-row>
        <table:table-row table:style-name="ro1">
          <table:table-cell office:value-type="string" calcext:value-type="string">
            <text:p>R1_1V8</text:p>
          </table:table-cell>
          <table:table-cell table:formula="of:=(([.B4]/[.B1])-1)*[.B2]" office:value-type="float" office:value="22727.2727272727" calcext:value-type="float">
            <text:p>22727,2727272727</text:p>
          </table:table-cell>
        </table:table-row>
        <table:table-row table:style-name="ro1">
          <table:table-cell office:value-type="string" calcext:value-type="string">
            <text:p>R1_2V8</text:p>
          </table:table-cell>
          <table:table-cell table:formula="of:=(([.B5]/[.B1])-1)*[.B2]" office:value-type="float" office:value="40909.0909090909" calcext:value-type="float">
            <text:p>40909,09090909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26T16:30:40.792000000</meta:creation-date>
    <meta:generator>LibreOffice/7.3.6.2$Windows_X86_64 LibreOffice_project/c28ca90fd6e1a19e189fc16c05f8f8924961e12e</meta:generator>
    <dc:date>2022-12-26T19:26:18.526000000</dc:date>
    <meta:editing-duration>PT2H44M50S</meta:editing-duration>
    <meta:editing-cycles>1</meta:editing-cycles>
    <meta:document-statistic meta:table-count="1" meta:cell-count="16" meta:object-count="0"/>
  </office:meta>
</office:document-meta>
</file>